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2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5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1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8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5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3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237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2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0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9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80" calcext:value-type="float">
            <text:p>80</text:p>
          </table:table-cell>
          <table:table-cell/>
          <table:table-cell table:style-name="ce16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9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30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3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3" calcext:value-type="float">
            <text:p>93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62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363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6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36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66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7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72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78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84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85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89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392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93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399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400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401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2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405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40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40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40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409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41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2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41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419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420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421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42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4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425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426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427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42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30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432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33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34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36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43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43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44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444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47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49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452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5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57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8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59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60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46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6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6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6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7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7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7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480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17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1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8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48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9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6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49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9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500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501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2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3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504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5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506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7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8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509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0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51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51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3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514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518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19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52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2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523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525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526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52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67" calcext:value-type="float">
            <text:p>167</text:p>
          </table:table-cell>
          <table:table-cell office:value-type="string" calcext:value-type="string">
            <text:p>2 + 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529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53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532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534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53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536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538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539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540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54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54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43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546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547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548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54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50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551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552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554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5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6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557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558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559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6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565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567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568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569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570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571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574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577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578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579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580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581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582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584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586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587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588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589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590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593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595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597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97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597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23:46:43.05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7-21T23:13:58.530000000</dc:date>
    <meta:editing-duration>P44DT23H56M14S</meta:editing-duration>
    <meta:editing-cycles>1086</meta:editing-cycles>
    <meta:generator>LibreOffice/5.2.6.2$Windows_x86 LibreOffice_project/a3100ed2409ebf1c212f5048fbe377c281438fdc</meta:generator>
    <dc:creator>James Petts</dc:creator>
    <meta:document-statistic meta:table-count="3" meta:cell-count="3668" meta:object-count="0"/>
  </office:meta>
</office:document-meta>
</file>